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LoggerDebugLogger.logError( String source , String eventName , String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EventLoggerDebugLogger.logApplicationEvent( String source , String eventName , String optional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EventLoggerDebugLogger.setLogCategoryName( String logCategor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EventLoggerDebugLogger.createICacheEvent( String source , String region , String eventName , String optionalDetails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EventLoggerDebugLogger.logICacheEvent( ICach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